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F000002B9466114CD.png"/>
  <manifest:file-entry manifest:media-type="image/png" manifest:full-path="Pictures/100000000000040F000002B9D202C98D.png"/>
  <manifest:file-entry manifest:media-type="image/png" manifest:full-path="Pictures/100000000000040F000002B9173471DD.png"/>
  <manifest:file-entry manifest:media-type="image/png" manifest:full-path="Pictures/100000000000040F000002B9EFB65309.png"/>
  <manifest:file-entry manifest:media-type="image/png" manifest:full-path="Pictures/100000000000040F000002B9D7447B13.png"/>
  <manifest:file-entry manifest:media-type="image/png" manifest:full-path="Pictures/100000000000040F000002B989F2EDC1.png"/>
  <manifest:file-entry manifest:media-type="image/png" manifest:full-path="Pictures/100000000000040F000002B96F539254.png"/>
  <manifest:file-entry manifest:media-type="image/png" manifest:full-path="Pictures/100000000000040F000002B917DC0A87.png"/>
  <manifest:file-entry manifest:media-type="image/png" manifest:full-path="Pictures/100000000000040F000002B91EBAD3FE.png"/>
  <manifest:file-entry manifest:media-type="image/png" manifest:full-path="Pictures/100000000000040F000002B945D00F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499cm" fo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graphics1" text:anchor-type="paragraph" svg:width="7.502cm" svg:height="5.032cm" draw:z-index="0"><draw:image xlink:href="Pictures/100000000000040F000002B9D7447B13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graphics3" text:anchor-type="paragraph" svg:width="7.502cm" svg:height="5.032cm" draw:z-index="1"><draw:image xlink:href="Pictures/100000000000040F000002B9EFB65309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graphics2" text:anchor-type="paragraph" svg:width="7.502cm" svg:height="5.032cm" draw:z-index="2"><draw:image xlink:href="Pictures/100000000000040F000002B96F53925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graphics4" text:anchor-type="paragraph" svg:width="7.502cm" svg:height="5.032cm" draw:z-index="3"><draw:image xlink:href="Pictures/100000000000040F000002B917DC0A87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graphics5" text:anchor-type="paragraph" svg:width="7.502cm" svg:height="5.032cm" draw:z-index="4"><draw:image xlink:href="Pictures/100000000000040F000002B9466114CD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graphics6" text:anchor-type="paragraph" svg:width="7.502cm" svg:height="5.032cm" draw:z-index="5"><draw:image xlink:href="Pictures/100000000000040F000002B989F2EDC1.png" xlink:type="simple" xlink:show="embed" xlink:actuate="onLoad"/></draw:frame></text:p>
          </table:table-cell>
        </table:table-row>
        <text:soft-page-break/>
        <table:table-row>
          <table:table-cell table:style-name="Table1.A1" office:value-type="string">
            <text:p text:style-name="Table_20_Contents"><draw:frame draw:style-name="fr1" draw:name="graphics7" text:anchor-type="paragraph" svg:width="7.502cm" svg:height="5.032cm" draw:z-index="6"><draw:image xlink:href="Pictures/100000000000040F000002B9D202C98D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graphics8" text:anchor-type="paragraph" svg:width="7.502cm" svg:height="5.032cm" draw:z-index="7"><draw:image xlink:href="Pictures/100000000000040F000002B9173471DD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graphics9" text:anchor-type="paragraph" svg:width="7.502cm" svg:height="5.032cm" draw:z-index="8"><draw:image xlink:href="Pictures/100000000000040F000002B91EBAD3FE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graphics10" text:anchor-type="paragraph" svg:width="7.502cm" svg:height="5.032cm" draw:z-index="9"><draw:image xlink:href="Pictures/100000000000040F000002B945D00F2A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Kalderimis</meta:initial-creator>
    <meta:creation-date>2010-12-24T13:29:50</meta:creation-date>
    <meta:printed-by>Alex Kalderimis</meta:printed-by>
    <meta:print-date>2010-12-24T13:43:00</meta:print-date>
    <meta:document-statistic meta:table-count="1" meta:image-count="10" meta:object-count="0" meta:page-count="2" meta:paragraph-count="0" meta:word-count="0" meta:character-count="0"/>
    <dc:date>2010-12-24T13:46:30</dc:date>
    <dc:creator>Alex Kalderimis</dc:creator>
    <meta:editing-duration>PT00H00M39S</meta:editing-duration>
    <meta:editing-cycles>1</meta:editing-cycles>
    <meta:generator>OpenOffice.org/3.2$Linux OpenOffice.org_project/320m19$Build-9505</meta:generator>
  </office:meta>
</office:document-meta>
</file>